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/>
      <text:p text:style-name="Preformatted_20_Text"/>
      <text:p text:style-name="Preformatted_20_Text"/>
      <text:p text:style-name="Preformatted_20_Text">Frédéric Kerdraon<text:tab/><text:tab/><text:tab/><text:tab/><text:tab/><text:tab/><text:tab/>Crédit Agricole de</text:p>
      <text:p text:style-name="Preformatted_20_Text">2 rue de la Tour <text:tab/><text:tab/><text:tab/><text:tab/><text:tab/><text:tab/><text:tab/><text:tab/>Brest St Marc</text:p>
      <text:p text:style-name="Preformatted_20_Text">29200 Brest</text:p>
      <text:p text:style-name="Preformatted_20_Text">06.24.16.97.04</text:p>
      <text:p text:style-name="Preformatted_20_Text">fredkerdraon@hotmail.com</text:p>
      <text:p text:style-name="Preformatted_20_Text"><text:tab/><text:tab/><text:tab/></text:p>
      <text:p text:style-name="Preformatted_20_Text"/>
      <text:p text:style-name="Preformatted_20_Text"/>
      <text:p text:style-name="Preformatted_20_Text"/>
      <text:p text:style-name="Preformatted_20_Text"><text:tab/><text:tab/><text:tab/>Brest, le 25/11/2012</text:p>
      <text:p text:style-name="Preformatted_20_Text"/>
      <text:p text:style-name="Preformatted_20_Text"><text:tab/></text:p>
      <text:p text:style-name="Preformatted_20_Text"><text:tab/></text:p>
      <text:p text:style-name="Preformatted_20_Text"/>
      <text:p text:style-name="Preformatted_20_Text"/>
      <text:p text:style-name="Preformatted_20_Text"><text:tab/><text:tab/>Je soussigné Frédéric Kerdraon donne tout pouvoir à François Kerdraon afin </text:p>
      <text:p text:style-name="Preformatted_20_Text"><text:tab/>d'effectuer toute opération sur mon compte Crédit Agricole numéro <text:span text:style-name="T1">65070038001</text:span>.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tab/><text:tab/><text:tab/><text:tab/><text:tab/><text:tab/>Frédéric Kerdra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25T19:31:20.04</dc:date>
    <meta:generator>OpenOffice.org/3.3$Win32 OpenOffice.org_project/330m20$Build-9567</meta:generator>
    <meta:editing-duration>PT7M30S</meta:editing-duration>
    <meta:editing-cycles>3</meta:editing-cycles>
    <meta:print-date>2012-11-25T19:27:27.95</meta:print-date>
    <meta:document-statistic meta:table-count="0" meta:image-count="0" meta:object-count="0" meta:page-count="1" meta:paragraph-count="12" meta:word-count="43" meta:character-count="336"/>
  </office:meta>
</office:document-meta>
</file>